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4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4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4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6f48"/>
    </style:style>
    <style:style style:name="P2" style:family="paragraph" style:parent-style-name="Table_20_Contents">
      <style:text-properties officeooo:paragraph-rsid="00036f48"/>
    </style:style>
    <style:style style:name="P3" style:family="paragraph" style:parent-style-name="Table_20_Contents">
      <style:paragraph-properties fo:text-align="center" style:justify-single-word="false"/>
      <style:text-properties officeooo:paragraph-rsid="00036f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P3">Server Log</text:p>
          </table:table-cell>
        </table:table-row>
        <table:table-row>
          <table:table-cell table:style-name="Table5.A2" office:value-type="string">
            <text:p text:style-name="P2">FINE: Turn sequence completed</text:p>
            <text:p text:style-name="P2">Jun 18, 2015 6:39:56 PM it.escape.server.controller.ExecutiveController gameLoop</text:p>
            <text:p text:style-name="P2">FINER: sleeping</text:p>
            <text:p text:style-name="P2">Jun 18, 2015 6:39:56 PM it.escape.server.controller.TimeController mainLoop</text:p>
            <text:p text:style-name="P2">FINER: Awaken</text:p>
            <text:p text:style-name="P2">Jun 18, 2015 6:39:56 PM it.escape.server.controller.TimeController mainLoop</text:p>
            <text:p text:style-name="P2">FINE: Issuing startTurn command</text:p>
            <text:p text:style-name="P2">Jun 18, 2015 6:39:56 PM it.escape.server.controller.ExecutiveController gameLoop</text:p>
            <text:p text:style-name="P2">FINER: Awakened by TimeController</text:p>
            <text:p text:style-name="P2">Jun 18, 2015 6:39:56 PM it.escape.server.controller.ExecutiveController gameTurn</text:p>
            <text:p text:style-name="P2">FINE: Executing turn sequence</text:p>
            <text:p text:style-name="P2">Jun 18, 2015 6:39:56 PM it.escape.server.controller.TurnHandler executeTurnSequence</text:p>
            <text:p text:style-name="P2">FINER: entering initialization phase</text:p>
            <text:p text:style-name="P2">Jun 18, 2015 6:39:56 PM it.escape.server.controller.TurnHandler executeTurnSequence</text:p>
            <text:p text:style-name="P2">FINER: entering pre-movement phase</text:p>
            <text:p text:style-name="P2">Jun 18, 2015 6:39:56 PM it.escape.server.controller.TurnHandler executeTurnSequence</text:p>
            <text:p text:style-name="P2">FINER: entering movement phase</text:p>
            <text:p text:style-name="P2">Jun 18, 2015 6:40:07 PM it.escape.server.controller.TurnHandler executeTurnSequence</text:p>
            <text:p text:style-name="P2">FINER: entering landing phase</text:p>
            <text:p text:style-name="P2">Jun 18, 2015 6:40:07 PM it.escape.server.controller.TurnHandler commonLandingLogic</text:p>
            <text:p text:style-name="P2">FINER: Guest-1-5620 has drawn: NoiseAnywhereWithObject</text:p>
            <text:p text:style-name="P2">Jun 18, 2015 6:40:09 PM it.escape.server.controller.GameMaster handlePlayerDisconnect</text:p>
            <text:p text:style-name="P2">INFO: Team disconnected. Terminating game.</text:p>
            <text:p text:style-name="P2">Jun 18, 2015 6:40:09 PM it.escape.server.controller.TimeController mainLoop</text:p>
            <text:p text:style-name="P2">FINER: Awaken</text:p>
            <text:p text:style-name="P2">Jun 18, 2015 6:40:09 PM it.escape.server.view.sockspecific.Connection hasDisconnected</text:p>
            <text:p text:style-name="P2">WARNING: Lost connection to /127.0.0.1</text:p>
            <text:p text:style-name="P2">Jun 18, 2015 6:40:09 PM it.escape.server.controller.TimeController mainLoop</text:p>
            <text:p text:style-name="P2">FINE: Timeout hit, the turn will now be concluded automatically</text:p>
            <text:p text:style-name="P2">Jun 18, 2015 6:40:09 PM it.escape.server.view.sockspecific.Server unregisterConnection</text:p>
            <text:p text:style-name="P2">FINER: Connection unregistered</text:p>
            <text:p text:style-name="P2">Jun 18, 2015 6:40:09 PM it.escape.server.controller.UserMessagesReporterSocket fillinDefaultOnce</text:p>
            <text:p text:style-name="P2">FINER: Overriding default once...</text:p>
            <text:p text:style-name="P2">Jun 18, 2015 6:40:09 PM it.escape.server.view.MessagingChannelStrings overrideDefaultOption</text:p>
            <text:p text:style-name="P2">FINE: Overriding with default: "M10"</text:p>
            <text:p text:style-name="P2">Jun 18, 2015 6:40:09 PM it.escape.server.view.MessagingChannelStrings readingFromClient</text:p>
            <text:p text:style-name="P2">FINE: Reading end of the override mechanism was triggered</text:p>
            <text:p text:style-name="P2">Jun 18, 2015 6:40:09 PM it.escape.server.controller.TurnHandler executeTurnSequence</text:p>
            <text:p text:style-name="P2">FINER: entering post-movement phase</text:p>
            <text:p text:style-name="P2">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3">Log – Giocatore 1 (che si disconnette durante il suo turno)</text:p>
          </table:table-cell>
        </table:table-row>
        <table:table-row>
          <table:table-cell table:style-name="Table1.A2" office:value-type="string">
            <text:p text:style-name="P2">Please enter the address (ip or hostname) of the server you wish to connect to.</text:p>
            <text:p text:style-name="P2">If you just press enter, we'll keep default "localhost"</text:p>
            <text:p text:style-name="P2"></text:p>
            <text:p text:style-name="P2">--=== Server Welcome message ===-- <text:s/></text:p>
            <text:p text:style-name="P2">Benvenuto su Escape from The Aliens in Outer Space!!</text:p>
            <text:p text:style-name="P2">Versione 0.9 <text:s text:c="23"/></text:p>
            <text:p text:style-name="P2">Have fun! <text:s text:c="26"/></text:p>
            <text:p text:style-name="P2">--=== End of Welcome message ===-- <text:s/></text:p>
            <text:p text:style-name="P2">We are playing the map "Galilei" <text:s text:c="3"/></text:p>
            <text:p text:style-name="P2">There are (2/8) players waiting in this lobby</text:p>
            <text:p text:style-name="P2">The game will start in 30 seconds <text:s text:c="2"/></text:p>
            <text:p text:style-name="P2">A new player has connected (3/8) <text:s text:c="3"/></text:p>
            <text:p text:style-name="P2">You have been assigned to the team: HUMANS</text:p>
            <text:p text:style-name="P2">********** Turn number: 1 * Now Playing : Guest-1-5620 **********</text:p>
            <text:p text:style-name="P2">Hello player Guest-1-5620, you are located in L08 and it's your turn to move</text:p>
            <text:p text:style-name="P2">you have to move your character on the map</text:p>
            <text:p text:style-name="P2">please enter a valid position (es. A05)</text:p>
            <text:p text:style-name="P2">(My turn, coordinates)&gt; M8</text:p>
            <text:p text:style-name="P2">Your location is: M08 <text:s text:c="2"/></text:p>
            <text:p text:style-name="P2">Your turn is now over <text:s text:c="2"/></text:p>
            <text:p text:style-name="P2">********** Turn number: 1 * Now Playing : Guest-1-5776 **********</text:p>
            <text:p text:style-name="P2">********** Turn number: 1 * Now Playing : Guest-1-6436 **********</text:p>
            <text:p text:style-name="P2">Player Guest-1-6436 is attacking in sector N06!</text:p>
            <text:p text:style-name="P2">********** Turn number: 2 * Now Playing : Guest-1-5620 **********</text:p>
            <text:p text:style-name="P2">Hello player Guest-1-5620, you are located in M08 and it's your turn to move</text:p>
            <text:p text:style-name="P2">you have to move your character on the map</text:p>
            <text:p text:style-name="P2">please enter a valid position (es. A05)</text:p>
            <text:p text:style-name="P2">(My turn, coordinates)&gt; M9</text:p>
            <text:p text:style-name="P2">Your location is: M09 <text:s text:c="2"/></text:p>
            <text:p text:style-name="P2">Your turn is now over <text:s text:c="2"/></text:p>
            <text:p text:style-name="P2">********** Turn number: 2 * Now Playing : Guest-1-5776 **********</text:p>
            <text:p text:style-name="P2">********** Turn number: 2 * Now Playing : Guest-1-6436 **********</text:p>
            <text:p text:style-name="P2">********** Turn number: 3 * Now Playing : Guest-1-5620 **********</text:p>
            <text:p text:style-name="P2">Hello player Guest-1-5620, you are located in M09 and it's your turn to move</text:p>
            <text:p text:style-name="P2">you have to move your character on the map</text:p>
            <text:p text:style-name="P2">please enter a valid position (es. A05)</text:p>
            <text:p text:style-name="P2">(My turn, coordinates)&gt; M10</text:p>
            <text:p text:style-name="P2">Your location is: M10 <text:s text:c="2"/></text:p>
            <text:p text:style-name="P2">enter the coordinates where you want to make a noise</text:p>
            <text:p text:style-name="P2">please enter a valid position (es. A05)</text:p>
            <text:p text:style-name="P2">[andrea@Zatoichi target]$ 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">Log – Giocatore 2 (che rimane in sospeso)</text:p>
          </table:table-cell>
        </table:table-row>
        <table:table-row>
          <table:table-cell table:style-name="Table2.A2" office:value-type="string">
            <text:p text:style-name="P2">--=== Server Welcome message ===-- <text:s/></text:p>
            <text:p text:style-name="P2">Benvenuto su Escape from The Aliens in Outer Space!!</text:p>
            <text:p text:style-name="P2">Versione 0.9 <text:s text:c="23"/></text:p>
            <text:p text:style-name="P2">Have fun! <text:s text:c="26"/></text:p>
            <text:p text:style-name="P2">--=== End of Welcome message ===-- <text:s/></text:p>
            <text:p text:style-name="P2">We are playing the map "Galilei" <text:s text:c="3"/></text:p>
            <text:p text:style-name="P2">There are (1/8) players waiting in this lobby</text:p>
            <text:p text:style-name="P2">A new player has connected (2/8) <text:s text:c="3"/></text:p>
            <text:p text:style-name="P2">The game will start in 30 seconds <text:s text:c="2"/></text:p>
            <text:p text:style-name="P2">A new player has connected (3/8) <text:s text:c="3"/></text:p>
            <text:p text:style-name="P2">You have been assigned to the team: ALIENS</text:p>
            <text:p text:style-name="P2">********** Turn number: 1 * Now Playing : Guest-1-5620 **********</text:p>
            <text:p text:style-name="P2">********** Turn number: 1 * Now Playing : Guest-1-5776 **********</text:p>
            <text:p text:style-name="P2">Hello player Guest-1-5776, you are located in L06 and it's your turn to move</text:p>
            <text:p text:style-name="P2">you have to move your character on the map</text:p>
            <text:p text:style-name="P2">please enter a valid position (es. A05)</text:p>
            <text:p text:style-name="P2">(My turn, coordinates)&gt; K5</text:p>
            <text:p text:style-name="P2">Your location is: K05 <text:s text:c="2"/></text:p>
            <text:p text:style-name="P2">do you want to attack? <text:s/></text:p>
            <text:p text:style-name="P2">please enter 'yes' or 'no'</text:p>
            <text:p text:style-name="P2">(My turn, yes/no)&gt; no</text:p>
            <text:p text:style-name="P2">Your turn is now over <text:s text:c="2"/></text:p>
            <text:p text:style-name="P2">********** Turn number: 1 * Now Playing : Guest-1-6436 **********</text:p>
            <text:p text:style-name="P2">Player Guest-1-6436 is attacking in sector N06!</text:p>
            <text:p text:style-name="P2">********** Turn number: 2 * Now Playing : Guest-1-5620 **********</text:p>
            <text:p text:style-name="P2">********** Turn number: 2 * Now Playing : Guest-1-5776 **********</text:p>
            <text:p text:style-name="P2">Hello player Guest-1-5776, you are located in K05 and it's your turn to move</text:p>
            <text:p text:style-name="P2">you have to move your character on the map</text:p>
            <text:p text:style-name="P2">please enter a valid position (es. A05)</text:p>
            <text:p text:style-name="P2">(My turn, coordinates)&gt; K4</text:p>
            <text:p text:style-name="P2">Your location is: K04 <text:s text:c="2"/></text:p>
            <text:p text:style-name="P2">do you want to attack? <text:s/></text:p>
            <text:p text:style-name="P2">please enter 'yes' or 'no'</text:p>
            <text:p text:style-name="P2">(My turn, yes/no)&gt; no</text:p>
            <text:p text:style-name="P2">Your turn is now over <text:s text:c="2"/></text:p>
            <text:p text:style-name="P2">********** Turn number: 2 * Now Playing : Guest-1-6436 **********</text:p>
            <text:p text:style-name="P2">********** Turn number: 3 * Now Playing : Guest-1-5620 **********</text:p>
            <text:p text:style-name="P2">Player Guest-1-5620 has disconnected from the game</text:p>
            <text:p text:style-name="P2">You hear noise coming from coordinates M10</text:p>
            <text:p text:style-name="P2">(Someone else's turn, free-action)&gt; 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3">Log – Giocatore 3 (che rimane in sospeso)</text:p>
          </table:table-cell>
        </table:table-row>
        <table:table-row>
          <table:table-cell table:style-name="Table3.A2" office:value-type="string">
            <text:p text:style-name="P2">Please enter the address (ip or hostname) of the server you wish to connect to.</text:p>
            <text:p text:style-name="P2">If you just press enter, we'll keep default "localhost"</text:p>
            <text:p text:style-name="P2"></text:p>
            <text:p text:style-name="P2">--=== Server Welcome message ===-- <text:s/></text:p>
            <text:p text:style-name="P2">Benvenuto su Escape from The Aliens in Outer Space!!</text:p>
            <text:p text:style-name="P2">Versione 0.9 <text:s text:c="23"/></text:p>
            <text:p text:style-name="P2">Have fun! <text:s text:c="26"/></text:p>
            <text:p text:style-name="P2">--=== End of Welcome message ===-- <text:s/></text:p>
            <text:p text:style-name="P2">We are playing the map "Galilei" <text:s text:c="3"/></text:p>
            <text:p text:style-name="P2">There are (3/8) players waiting in this lobby</text:p>
            <text:p text:style-name="P2">The game will start in 30 seconds <text:s text:c="2"/></text:p>
            <text:p text:style-name="P2">You have been assigned to the team: ALIENS</text:p>
            <text:p text:style-name="P2">********** Turn number: 1 * Now Playing : Guest-1-5620 **********</text:p>
            <text:p text:style-name="P2">********** Turn number: 1 * Now Playing : Guest-1-5776 **********</text:p>
            <text:p text:style-name="P2">********** Turn number: 1 * Now Playing : Guest-1-6436 **********</text:p>
            <text:p text:style-name="P2">Hello player Guest-1-6436, you are located in L06 and it's your turn to move</text:p>
            <text:p text:style-name="P2">you have to move your character on the map</text:p>
            <text:p text:style-name="P2">please enter a valid position (es. A05)</text:p>
            <text:p text:style-name="P2">(My turn, coordinates)&gt; N6</text:p>
            <text:p text:style-name="P2">Your location is: N06 <text:s text:c="2"/></text:p>
            <text:p text:style-name="P2">do you want to attack? <text:s/></text:p>
            <text:p text:style-name="P2">please enter 'yes' or 'no'</text:p>
            <text:p text:style-name="P2">(My turn, yes/no)&gt; yes</text:p>
            <text:p text:style-name="P2">Player Guest-1-6436 is attacking in sector N06!</text:p>
            <text:p text:style-name="P2">Your turn is now over <text:s text:c="2"/></text:p>
            <text:p text:style-name="P2">********** Turn number: 2 * Now Playing : Guest-1-5620 **********</text:p>
            <text:p text:style-name="P2">********** Turn number: 2 * Now Playing : Guest-1-5776 **********</text:p>
            <text:p text:style-name="P2">********** Turn number: 2 * Now Playing : Guest-1-6436 **********</text:p>
            <text:p text:style-name="P2">Hello player Guest-1-6436, you are located in N06 and it's your turn to move</text:p>
            <text:p text:style-name="P2">you have to move your character on the map</text:p>
            <text:p text:style-name="P2">please enter a valid position (es. A05)</text:p>
            <text:p text:style-name="P2">(My turn, coordinates)&gt; N7</text:p>
            <text:p text:style-name="P2">CellNotExistsException : There is no cell with the provided coordinates</text:p>
            <text:p text:style-name="P2">you have to move your character on the map</text:p>
            <text:p text:style-name="P2">please enter a valid position (es. A05)</text:p>
            <text:p text:style-name="P2">(My turn, coordinates)&gt; N8</text:p>
            <text:p text:style-name="P2">DestinationUnreachableException : You can not reach the intended destination from your current position</text:p>
            <text:p text:style-name="P2">you have to move your character on the map</text:p>
            <text:p text:style-name="P2">please enter a valid position (es. A05)</text:p>
            <text:p text:style-name="P2">(My turn, coordinates)&gt; O6</text:p>
            <text:p text:style-name="P2">Your location is: O06 <text:s text:c="2"/></text:p>
            <text:p text:style-name="P2">do you want to attack? <text:s/></text:p>
            <text:p text:style-name="P2">please enter 'yes' or 'no'</text:p>
            <text:p text:style-name="P2">(My turn, yes/no)&gt; no</text:p>
            <text:p text:style-name="P2">You have drawn a SedativesCard-type object card</text:p>
            <text:p text:style-name="P2">Your turn is now over <text:s text:c="2"/></text:p>
            <text:p text:style-name="P2"><text:soft-page-break/>********** Turn number: 3 * Now Playing : Guest-1-5620 **********</text:p>
            <text:p text:style-name="P2">Player Guest-1-5620 has disconnected from the game</text:p>
            <text:p text:style-name="P2">You hear noise coming from coordinates M10</text:p>
            <text:p text:style-name="P2">Player Guest-1-5776 has disconnected from the game</text:p>
            <text:p text:style-name="P2">(Someone else's turn, free-action)&gt; </text:p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8T18:53:26</meta:creation-date>
    <meta:generator>LibreOffice/4.0.4.2$Linux_X86_64 LibreOffice_project/400m0$Build-2</meta:generator>
    <dc:date>2015-06-18T18:59:44</dc:date>
    <dc:creator>Andrea </dc:creator>
    <meta:editing-duration>P0D</meta:editing-duration>
    <meta:editing-cycles>1</meta:editing-cycles>
    <meta:document-statistic meta:table-count="5" meta:image-count="0" meta:object-count="0" meta:page-count="5" meta:paragraph-count="176" meta:word-count="1193" meta:character-count="8254" meta:non-whitespace-character-count="6817"/>
  </office:meta>
</office:document-meta>
</file>